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 style:list-style-name="">
      <style:paragraph-properties style:text-autospace="none"/>
      <style:text-properties fo:color="#0000ff" style:font-name="Consolas" fo:font-size="9.5pt" style:font-name-asian="Consolas" style:font-size-asian="9.5pt" style:font-name-complex="Consolas" style:font-size-complex="9.5pt"/>
    </style:style>
    <style:style style:name="P4" style:family="paragraph" style:parent-style-name="Standard" style:list-style-name="L1"/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T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00" style:font-name="Consolas" fo:font-size="9.5pt" style:font-name-asian="Consolas" style:font-size-asian="9.5pt" style:font-name-complex="Consolas" style:font-size-complex="9.5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reate</text:span><text:span text:style-name="T2"> </text:span><text:span text:style-name="T1">database</text:span></text:p>
      <text:p text:style-name="P2"><text:tab/>Pumba</text:p>
      <text:p text:style-name="P3">go</text:p>
      <text:p text:style-name="P2"/>
      <text:p text:style-name="P3">use</text:p>
      <text:p text:style-name="P2"><text:tab/>Pumba</text:p>
      <text:p text:style-name="P2"/>
      <text:p text:style-name="P1"><text:span text:style-name="T1">drop</text:span><text:span text:style-name="T2"> </text:span><text:span text:style-name="T1">database</text:span></text:p>
      <text:p text:style-name="P2"><text:tab/>Pumba</text:p>
      <text:p text:style-name="P2"/>
      <text:p text:style-name="Standard"/>
      <text:p text:style-name="Standard">go = kör till klart och sedan tar nästa</text:p>
      <text:p text:style-name="Standard"/>
      <text:p text:style-name="Standard">identity = tilldelar int++</text:p>
      <text:p text:style-name="Standard"/>
      <text:p text:style-name="Standard">unique = unikt, får ej innehålla samma värde i tabellen.</text:p>
      <text:p text:style-name="Standard"/>
      <text:p text:style-name="Standard">Nvarchar / varchar == nvarchar är större, innehåller alla tecken, tar alltid platsstorleken som anges.</text:p>
      <text:p text:style-name="Standard"/>
      <text:p text:style-name="Standard"/>
      <text:p text:style-name="Standard">Primary key = unikt identifierar varje rad i columnen</text:p>
      <text:p text:style-name="Standard"/>
      <text:p text:style-name="Standard">references = som foreign key, som referer till en referens tabell med samma namn</text:p>
      <text:p text:style-name="Standard"/>
      <text:p text:style-name="Standard">ALIAS = på tabellnamn, skrivs AS ex Mothers as M</text:p>
      <text:p text:style-name="Standard"/>
      <text:p text:style-name="Standard">null värden anses inte vara värden, måste anges som is null / is not null</text:p>
      <text:p text:style-name="Standard"/>
      <text:p text:style-name="P5">Cascad delete = beroende entities blir också bvorttagna.</text:p>
      <text:p text:style-name="P5"/>
      <text:p text:style-name="Standard">ORM – object relation mappers (entity framework)</text:p>
      <text:p text:style-name="Standard"/>
      <text:p text:style-name="Standard">Översätta databasen relationstabellelr</text:p>
      <text:p text:style-name="Standard"/>
      <text:p text:style-name="Standard">Contextklass ska representera databasen på ett objektorienterat sätt</text:p>
      <text:list xml:id="list5519689890237679370" text:style-name="L1">
        <text:list-item>
          <text:p text:style-name="P4">läsa och skriva från databasen</text:p>
        </text:list-item>
        <text:list-item>
          <text:p text:style-name="P4">ärva från DbContext</text:p>
        </text:list-item>
      </text:list>
      <text:p text:style-name="Standard"/>
      <text:p text:style-name="Standard"/>
      <text:p text:style-name="Standard">Dependency injection, ber om en klass i konstruktorn</text:p>
      <text:p text:style-name="Standard"/>
      <text:p text:style-name="Standard"/>
      <text:p text:style-name="Standard">Entity framework generering</text:p>
      <text:p text:style-name="Standard"/>
      <text:p text:style-name="Standard">Scaffold-DbContext "connection string" Microsoft.EntityFrameworkCore.SqlServer -OutputDir "Models/Entities" -Context "ListCarsContext" -Forc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7-18T09:05:51.62</meta:creation-date>
    <meta:generator>OpenOffice/4.1.3$Win32 OpenOffice.org_project/413m1$Build-9783</meta:generator>
    <dc:date>2017-07-19T22:37:49.88</dc:date>
    <dc:creator>Niklas Johansson</dc:creator>
    <meta:editing-duration>P1DT13H31M57S</meta:editing-duration>
    <meta:editing-cycles>8</meta:editing-cycles>
    <meta:document-statistic meta:table-count="0" meta:image-count="0" meta:object-count="0" meta:page-count="1" meta:paragraph-count="24" meta:word-count="151" meta:character-count="1009"/>
  </office:meta>
</office:document-meta>
</file>